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1.21cm" fo:break-before="auto" style:use-optimal-row-height="true"/>
    </style:style>
    <style:style style:name="ro13" style:family="table-row">
      <style:table-row-properties style:row-height="4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7">
            <text:p>0607 <text:s/>84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7">
            <text:p>0607 <text:s/>84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7">
            <text:p>0607 <text:s/>84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8">
            <text:p>0607 <text:s/>84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8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8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8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8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8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9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9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29">
            <text:p>0607 <text:s/>8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">
            <text:p>0607 <text:s/>84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1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1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1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1">
            <text:p>0607 <text:s/>84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1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2">
            <text:p>0607 <text:s/>84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2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2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2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2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2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2">
            <text:p>0607 <text:s/>8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3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3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3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3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3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3">
            <text:p>0607 <text:s/>8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4">
            <text:p>0607 <text:s/>8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4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4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4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4">
            <text:p>0607 <text:s/>8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5">
            <text:p>0607 <text:s/>8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5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5">
            <text:p>0607 <text:s/>8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5">
            <text:p>0607 <text:s/>8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5">
            <text:p>0607 <text:s/>8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5">
            <text:p>0607 <text:s/>8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5">
            <text:p>0607 <text:s/>8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6">
            <text:p>0607 <text:s/>84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6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6">
            <text:p>0607 <text:s/>8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6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6">
            <text:p>5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6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7">
            <text:p>5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6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6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9">
            <text:p>5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6">
            <text:p>0607 <text:s/>8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0">
            <text:p>6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49:42.36">
            <text:p>0607 <text:s/>849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7T08:49:42.36">
            <text:p>0607 <text:s/>84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07T08:49:42.36">
            <text:p>2021/6/7 8:4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7T08:49:42.36">
            <text:p>0607 <text:s/>849</text:p>
          </table:table-cell>
          <table:table-cell table:style-name="ce7" table:formula="of:=NOW()" office:value-type="date" office:date-value="2021-06-07T08:49:42.36">
            <text:p>0607 <text:s/>84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07T08:49:42.36">
            <text:p>0607 <text:s/>84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3">
            <text:p>0607 <text:s/>84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5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5">
            <text:p>0607 <text:s/>84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5">
            <text:p>0607 <text:s/>849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5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6">
            <text:p>0607 <text:s/>849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6">
            <text:p>0607 <text:s/>84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6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7">
            <text:p>0607 <text:s/>84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7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7">
            <text:p>0607 <text:s/>849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7">
            <text:p>0607 <text:s/>84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8">
            <text:p>0607 <text:s/>84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8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8">
            <text:p>0607 <text:s/>849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8">
            <text:p>0607 <text:s/>84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8">
            <text:p>0607 <text:s/>849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8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42.49">
            <text:p>0607 <text:s/>84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39.06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39.06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39.06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3">
            <text:p>2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39.06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4">
            <text:p>2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39.06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5">
            <text:p>2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39.06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6">
            <text:p>2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39.06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7">
            <text:p>2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39.06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8">
            <text:p>2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39.06">
            <text:p>0607 <text:s/>84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9">
            <text:p>2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49:39.06">
            <text:p>0607 <text:s/>849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7T08:49:39.06">
            <text:p>0607 <text:s/>84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07T08:49:42.49">
            <text:p>0607 <text:s/>849</text:p>
          </table:table-cell>
          <table:table-cell table:style-name="ce7" table:formula="of:=NOW()" office:value-type="date" office:date-value="2021-06-07T08:49:42.49">
            <text:p>0607 <text:s/>84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07T08:49:42.49">
            <text:p>0607 <text:s/>849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7">2021/06/07</text:date>, <text:time>08:49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07T08:49:42.06</dc:date>
    <dc:creator>iwabuchi ken</dc:creator>
    <meta:editing-duration>P3DT13H56M3S</meta:editing-duration>
    <meta:editing-cycles>506</meta:editing-cycles>
    <meta:generator>OpenOffice/4.1.3$Win32 OpenOffice.org_project/413m1$Build-9783</meta:generator>
    <meta:document-statistic meta:table-count="2" meta:cell-count="562" meta:object-count="0"/>
  </office:meta>
</office:document-meta>
</file>